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LCD</text:h>
      <text:p text:style-name="Standard"><text:tab/>On cherche à canaliser un flot de caractères qui sont de deux types distincts :</text:p>
      <text:p text:style-name="Standard"/>
      <text:list xml:id="list2567173122557671793" text:style-name="L2">
        <text:list-item>
          <text:p text:style-name="P1">caractères affichables ( caractères ascii 32 - 126 et caractères redéfinis de 0 - 7).</text:p>
        </text:list-item>
        <text:list-item>
          <text:p text:style-name="P1">caractères de contrôle de flux.</text:p>
        </text:list-item>
      </text:list>
      <text:p text:style-name="Standard"/>
      <text:p text:style-name="Standard">Les caractères de contrôle de flux jouent <text:s/>sur la position du curseur et l'effacement d'un caractère. Ils sont connus :</text:p>
      <text:p text:style-name="Standard"/>
      <text:list xml:id="list1945807542534025078" text:style-name="L3">
        <text:list-item>
          <text:p text:style-name="P2">CR<text:tab/>Retour chariot</text:p>
        </text:list-item>
        <text:list-item>
          <text:p text:style-name="P2">LF<text:tab/>Saut de ligne <text:s/>(avec CR implicite).</text:p>
        </text:list-item>
        <text:list-item>
          <text:p text:style-name="P2">BS<text:tab/>Recul d'une position avec effacement du dernier caractère.</text:p>
        </text:list-item>
        <text:list-item>
          <text:p text:style-name="P2">TAB<text:tab/>avance jusqu'au prochain début de bloc de x caractères.</text:p>
        </text:list-item>
      </text:list>
      <text:p text:style-name="Standard"/>
      <text:p text:style-name="Standard"><text:tab/>Tous les autre caractères sont ignorés. Le LCD a également un curseur graphique à gérer. Il faut le repositionner manuellement à chaque contrôle de flux et dépassement de ligne, car en bout de chaque ligne il y a une mémoire supplémentaire permettant de faire du scrolling horizontal pour afficher plus de caractères que ce que peut faire la ligne, Nous n'utiliserons pas cette fonction. </text:p>
      <text:h text:style-name="Heading_20_1" text:outline-level="1">Algorithme de base </text:h>
      <text:p text:style-name="Standard">Si le caractère reçu est affichable</text:p>
      <text:p text:style-name="Standard"><text:tab/>le poser à (x, y) puis mettre à jour x et y.</text:p>
      <text:p text:style-name="Standard">Sinon</text:p>
      <text:p text:style-name="Standard"><text:tab/>Si le caractère est un BS</text:p>
      <text:p text:style-name="Standard"><text:tab/><text:tab/>effacer le caractère à la position -1 puis reculer.</text:p>
      <text:p text:style-name="Standard"><text:tab/>Sinon</text:p>
      <text:p text:style-name="Standard"><text:tab/><text:tab/>Recalculer x et <text:s/>y</text:p>
      <text:p text:style-name="Standard"/>
      <text:p text:style-name="Standard"/>
      <text:p text:style-name="Standard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Faller</meta:initial-creator>
    <meta:creation-date>2019-04-17T13:59:03.84</meta:creation-date>
    <dc:date>2019-04-17T14:29:36.86</dc:date>
    <dc:creator>Pierre Faller</dc:creator>
    <meta:editing-duration>PT30M4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97" meta:character-count="1098"/>
  </office:meta>
</office:document-meta>
</file>